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officeooo:paragraph-rsid="000c7310"/>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style="normal" fo:font-weight="bold" style:font-style-asian="normal" style:font-weight-asian="bold" style:font-style-complex="normal" style:font-weight-complex="bold"/>
    </style:style>
    <style:style style:name="P11" style:family="paragraph" style:parent-style-name="Preformatted_20_Text">
      <style:text-properties fo:font-style="normal" fo:font-weight="normal" style:font-style-asian="normal" style:font-weight-asian="normal" style:font-style-complex="normal" style:font-weight-complex="normal"/>
    </style:style>
    <style:style style:name="P12" style:family="paragraph" style:parent-style-name="Heading_20_1" style:list-style-name="" style:master-page-name="Standard">
      <style:paragraph-properties fo:text-align="center" style:justify-single-word="false" style:page-number="auto"/>
    </style:style>
    <style:style style:name="T1" style:family="text">
      <style:text-properties officeooo:rsid="000c7310"/>
    </style:style>
    <style:style style:name="T2" style:family="text">
      <style:text-properties fo:font-style="italic" style:font-style-asian="italic" style:font-style-complex="italic"/>
    </style:style>
    <style:style style:name="T3" style:family="text">
      <style:text-properties fo:font-style="italic" officeooo:rsid="000c731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7310" style:font-style-asian="normal" style:font-style-complex="normal"/>
    </style:style>
    <style:style style:name="T6" style:family="text">
      <style:text-properties fo:font-style="normal" officeooo:rsid="000ebb94" style:font-style-asian="normal" style:font-style-complex="normal"/>
    </style:style>
    <style:style style:name="T7" style:family="text">
      <style:text-properties officeooo:rsid="000ebb94"/>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h text:style-name="P12" text:outline-level="1">VDMJ One Page Guide</text:h>
      <text:p text:style-name="Text_20_body">If you don't have time to read the complete <text:span text:style-name="T2">VDMJ User Guide</text:span>, the following gives some basic information to get you started. You will need a Java JRE, version 1.5 or later, to work with VDMJ.</text:p>
      <text:p text:style-name="P8">Download the <text:span text:style-name="T4">vdmj-</text:span><text:span text:style-name="T6">4</text:span><text:span text:style-name="T4">.0.</text:span><text:span text:style-name="T6">0</text:span><text:span text:style-name="T4">.jar</text:span> file from <text:span text:style-name="T3">GitHub</text:span><text:span text:style-name="T4"> (</text:span><text:a xlink:type="simple" xlink:href="https://github.com/nickbattle/vdmj" text:style-name="Internet_20_link" text:visited-style-name="Visited_20_Internet_20_Link"><text:span text:style-name="T3">https://github.com/nickbattle/vdmj</text:span></text:a><text:span text:style-name="T4">), and open a command line window in the same place that you saved the jar file.</text:span></text:p>
      <text:p text:style-name="P7">Edit a simple text file and add the VDM specification you wish to work with. The following is a simple example to evaluate factorials in VDM-SL:</text:p>
      <text:p text:style-name="P9"/>
      <text:p text:style-name="P9">module F</text:p>
      <text:p text:style-name="P9">definitions</text:p>
      <text:p text:style-name="P9">functions</text:p>
      <text:p text:style-name="P9"/>
      <text:p text:style-name="P9">f: nat1 -&gt; nat1</text:p>
      <text:p text:style-name="P9"><text:s text:c="4"/>f(a) == if a = 1 then 1 else a * f(a-1);</text:p>
      <text:p text:style-name="P9"/>
      <text:p text:style-name="P9">end F</text:p>
      <text:p text:style-name="P9"/>
      <text:p text:style-name="P9"/>
      <text:p text:style-name="P7">If that specification is created in a file called F.vdm, then we can load the specification using the following command line:</text:p>
      <text:p text:style-name="P9"/>
      <text:p text:style-name="P10">$ java -jar vdmj-<text:span text:style-name="T7">4</text:span>.0.<text:span text:style-name="T7">0</text:span>.jar -i -vdmsl F.vdm</text:p>
      <text:p text:style-name="P9">Parsed 1 module in 0.201 secs. No syntax errors</text:p>
      <text:p text:style-name="P9">Warning 5012: Recursive function has no measure in 'F' (F.vdm) at line 5:1</text:p>
      <text:p text:style-name="P9">Type checked 1 module in 0.016 secs. No type errors and 1 warning</text:p>
      <text:p text:style-name="P9">Initialized 1 module in 0.084 secs.</text:p>
      <text:p text:style-name="P9">Interpreter started</text:p>
      <text:p text:style-name="P9">&gt; </text:p>
      <text:p text:style-name="P9"/>
      <text:p text:style-name="P7">The -jar option identifies the VDMJ jar to execute. The -i option indicates that we want to enter the interactive interpreter. The -vdmsl option indicates that the specification is written in VDM-SL, and lastly, the file to load is identified. The file is parsed and checked automatically. Any errors at this stage would exit to the command line, but if there are no errors the interpreter prompt is given, “&gt;”. From here, commands can be typed to evaluate expressions against the specification loaded:</text:p>
      <text:p text:style-name="P10"/>
      <text:p text:style-name="P10">&gt; print f(10)</text:p>
      <text:p text:style-name="P9">= 3628800</text:p>
      <text:p text:style-name="P9">Executed in 0.02 secs.</text:p>
      <text:p text:style-name="P10">&gt; print { f(x) | x in set {1, ..., 10} }</text:p>
      <text:p text:style-name="P9">= {1, 2, 6, 24, 120, 720, 5040, 40320, 362880, 3628800}</text:p>
      <text:p text:style-name="P9">Executed in 0.032 secs.</text:p>
      <text:p text:style-name="P10">&gt; quit</text:p>
      <text:p text:style-name="P11">Bye</text:p>
      <text:p text:style-name="P11">$</text:p>
      <text:p text:style-name="P9"/>
      <text:p text:style-name="P9"/>
      <text:p text:style-name="P7">The “help” command gives a full list of interpreter options. The <text:span text:style-name="T2">VDMJ User Guide</text:span> explains how to use the various options in more detail. To exit the interpreter, use the “quit” command.</text:p>
      <text:p text:style-name="P7">The various options to the VDMJ jar itself can be seen by entering the -jar option and nothing else, though again all the options are explained in detail in the <text:span text:style-name="T2">VDMJ User Guide</text:span>.</text:p>
      <text:p text:style-name="P7">You can find out more about the VDM specification language here:</text:p>
      <text:p text:style-name="P7"><text:a xlink:type="simple" xlink:href="http://en.wikipedia.org/wiki/Vienna_Development_Method" text:style-name="Internet_20_link" text:visited-style-name="Visited_20_Internet_20_Link"><text:span text:style-name="T2">http://en.wikipedia.org/wiki/Vienna_Development_Method</text:span></text:a><text:span text:style-name="T2"><text:line-break/></text:span><text:a xlink:type="simple" xlink:href="http://www.vdmportal.org/twiki/bin/view" text:style-name="Internet_20_link" text:visited-style-name="Visited_20_Internet_20_Link"><text:span text:style-name="T2">http://www.vdmportal.org/</text:span></text:a><text:span text:style-name="T2"><text:line-break/></text:span><text:a xlink:type="simple" xlink:href="http://www.overturetool.org/" text:style-name="Internet_20_link" text:visited-style-name="Visited_20_Internet_20_Link"><text:span text:style-name="T2">http://www.overturetool.org/</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graphic-properties draw:fill="none" draw:fill-color="#99ccff"/>
      <style:paragraph-properties fo:margin-left="2.54cm" fo:margin-right="0cm" fo:margin-top="0cm" fo:margin-bottom="0.212cm" loext:contextual-spacing="false" fo:text-indent="0cm" style:auto-text-indent="false"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style:graphic-properties draw:fill="none" draw:fill-color="#99ccff"/>
      <style:paragraph-properties fo:margin-left="3.81cm" fo:margin-right="0cm" style:register-true="false" fo:text-indent="-1.27cm" style:auto-text-indent="false" style:page-number="auto"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4cm" table:align="margins" fo:keep-with-next="always"/>
    </style:style>
    <style:style style:name="Heading.A" style:family="table-column">
      <style:table-column-properties style:column-width="6.147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0ebb94"/>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16-12-19T13:31:29.005999825" text:fixed="true">19/12/16</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1<text:span text:style-name="MT1">6</text:span></text:p>
            </table:table-cell>
            <table:table-cell table:style-name="Footing.A1" office:value-type="string">
              <text:p text:style-name="MP6">Page <text:page-number text:select-page="current">1</text:page-number> of <text:page-count style:num-format="1">1</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StructuredTemplate</dc:title>
    <dc:description>A basic template with hierarchical section numbering and sensible lists.</dc:description>
    <meta:creation-date>2010-10-23T14:07:48</meta:creation-date>
    <dc:language>en-GB</dc:language>
    <meta:editing-cycles>11</meta:editing-cycles>
    <meta:editing-duration>PT34M3S</meta:editing-duration>
    <dc:date>2016-12-19T13:32:00.603000000</dc:date>
    <meta:document-statistic meta:table-count="2" meta:image-count="0" meta:object-count="0" meta:page-count="1" meta:paragraph-count="36" meta:word-count="397" meta:character-count="2289" meta:non-whitespace-character-count="192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